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2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frame draw:id="id63" presentation:style-name="a387" draw:name="Titolo 1" svg:x="0.27861in" svg:y="0.29851in" svg:width="10in" svg:height="1.0475in" presentation:class="title" presentation:placeholder="false">
          <draw:text-box>
            <text:p text:style-name="a386" text:class-names="" text:cond-style-name=""><text:span text:style-name="a381" text:class-names="">(prima diapositiva protocollo<text:s text:c="1"/></text:span><text:span text:style-name="a382" text:class-names="">cominicazione</text:span><text:span text:style-name="a383" text:class-names="">)</text:span><text:span text:style-name="a384" text:class-names="">Introduzione</text:span><text:span text:style-name="a385" text:class-names=""/></text:p>
          </draw:text-box>
          <svg:title/>
          <svg:desc/>
        </draw:frame>
        <draw:frame draw:id="id64" draw:style-name="a430" draw:name="CasellaDiTesto 3" svg:x="0.76119in" svg:y="2in" svg:width="12.29851in" svg:height="2.22148in">
          <draw:text-box>
            <text:list text:style-name="a392">
              <text:list-item>
                <text:p text:style-name="a391" text:class-names="" text:cond-style-name=""><text:span text:style-name="a388" text:class-names="">Tipi<text:s text:c="1"/></text:span><text:span text:style-name="a389" text:class-names="">di<text:s text:c="1"/></text:span><text:span text:style-name="a390" text:class-names="">messaggio:</text:span></text:p>
              </text:list-item>
            </text:list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393" text:class-names="">DiscoveryReq</text:span><text:span text:style-name="a394" text:class-names="">.</text:span><text:span text:style-name="a395" text:class-names=""><text:s text:c="1"/></text:span><text:span text:style-name="a396" text:class-names="">Inviata</text:span><text:span text:style-name="a397" text:class-names=""><text:s text:c="1"/></text:span><text:span text:style-name="a398" text:class-names="">dal</text:span><text:span text:style-name="a399" text:class-names=""><text:s text:c="1"/></text:span><text:span text:style-name="a400" text:class-names="">server</text:span><text:span text:style-name="a401" text:class-names=""><text:s text:c="1"/></text:span><text:span text:style-name="a402" text:class-names="">ai</text:span><text:span text:style-name="a403" text:class-names=""><text:s text:c="1"/></text:span><text:span text:style-name="a404" text:class-names="">suoi</text:span><text:span text:style-name="a405" text:class-names=""><text:s text:c="1"/></text:span><text:span text:style-name="a406" text:class-names="">vicini</text:span><text:span text:style-name="a407" text:class-names=""><text:s text:c="1"/></text:span><text:span text:style-name="a408" text:class-names="">e</text:span><text:span text:style-name="a409" text:class-names=""><text:s text:c="1"/></text:span><text:span text:style-name="a410" text:class-names="">propagata</text:span><text:span text:style-name="a411" text:class-names=""><text:s text:c="1"/></text:span><text:span text:style-name="a412" text:class-names="">in</text:span><text:span text:style-name="a413" text:class-names=""><text:s text:c="1"/></text:span><text:span text:style-name="a414" text:class-names="">broadcast fra i nodi per costruire l’albero di copertura della rete ed evitare così la formazione di cicli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/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0" text:class-names="">Data. Creati dai nodi con sensori vengono propagati o attraverso il<text:s text:c="1"/></text:span><text:span text:style-name="a421" text:class-names="">nextHop</text:span><text:span text:style-name="a422" text:class-names=""><text:s text:c="1"/>noto oppure in broadcast nel caso in cui o il<text:s text:c="1"/></text:span><text:span text:style-name="a423" text:class-names="">nextHop</text:span><text:span text:style-name="a424" text:class-names=""><text:s text:c="1"/>non è stato ancora trovato o la rotta è scaduta.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5" draw:style-name="a448" draw:name="CasellaDiTesto 4" svg:x="1.26866in" svg:y="2.9515in" svg:width="11.28358in" svg:height="0.2861in">
          <draw:text-box>
            <text:p text:style-name="a447" text:class-names="" text:cond-style-name=""><text:span text:style-name="a431" text:class-names="">{ "from" : uint32_t<text:s text:c="1"/></text:span><text:span text:style-name="a432" text:class-names="">idServer</text:span><text:span text:style-name="a433" text:class-names="">, "</text:span><text:span text:style-name="a434" text:class-names="">updat_number</text:span><text:span text:style-name="a435" text:class-names="">" :<text:s text:c="1"/></text:span><text:span text:style-name="a436" text:class-names="">int</text:span><text:span text:style-name="a437" text:class-names=""><text:s text:c="1"/></text:span><text:span text:style-name="a438" text:class-names="">currentUpdateNumber</text:span><text:span text:style-name="a439" text:class-names="">, "</text:span><text:span text:style-name="a440" text:class-names="">sender_id</text:span><text:span text:style-name="a441" text:class-names="">" : uint32_t<text:s text:c="1"/></text:span><text:span text:style-name="a442" text:class-names="">prevHopId</text:span><text:span text:style-name="a443" text:class-names="">, "</text:span><text:span text:style-name="a444" text:class-names="">type</text:span><text:span text:style-name="a445" text:class-names="">" : <text:s text:c="1"/>0 }</text:span><text:span text:style-name="a446" text:class-names=""/></text:p>
          </draw:text-box>
          <svg:title/>
          <svg:desc/>
        </draw:frame>
        <draw:frame draw:id="id66" draw:style-name="a472" draw:name="CasellaDiTesto 5" svg:x="1.26866in" svg:y="3.88101in" svg:width="11.28358in" svg:height="0.30293in">
          <draw:text-box>
            <text:p text:style-name="a471" text:class-names="" text:cond-style-name=""><text:span text:style-name="a449" text:class-names="">{ "</text:span><text:span text:style-name="a450" text:class-names="">from"<text:s text:c="1"/></text:span><text:span text:style-name="a451" text:class-names="">: uint32_t<text:s text:c="1"/></text:span><text:span text:style-name="a452" text:class-names="">idSourceStation</text:span><text:span text:style-name="a453" text:class-names="">,<text:s text:c="1"/></text:span><text:span text:style-name="a454" text:class-names="">"id</text:span><text:span text:style-name="a455" text:class-names="">" :<text:s text:c="1"/></text:span><text:span text:style-name="a456" text:class-names="">int</text:span><text:span text:style-name="a457" text:class-names=""><text:s text:c="1"/></text:span><text:span text:style-name="a458" text:class-names="">currentPackageNumber</text:span><text:span text:style-name="a459" text:class-names="">,<text:s text:c="1"/></text:span><text:span text:style-name="a460" text:class-names="">"</text:span><text:span text:style-name="a461" text:class-names="">temp</text:span><text:span text:style-name="a462" text:class-names="">"<text:s text:c="1"/></text:span><text:span text:style-name="a463" text:class-names="">: float<text:s text:c="1"/></text:span><text:span text:style-name="a464" text:class-names="">tempData</text:span><text:span text:style-name="a465" text:class-names="">, "</text:span><text:span text:style-name="a466" text:class-names="">type</text:span><text:span text:style-name="a467" text:class-names="">"<text:s text:c="1"/></text:span><text:span text:style-name="a468" text:class-names="">: <text:s text:c="1"/>1<text:s text:c="1"/></text:span><text:span text:style-name="a469" text:class-names="">}</text:span><text:span text:style-name="a470" text:class-names=""/></text:p>
          </draw:text-box>
          <svg:title/>
          <svg:desc/>
        </draw:frame>
      </draw:page>
      <draw:page draw:name="Slide3" draw:style-name="a473" draw:master-page-name="Master1-Layout2-obj-Titolo-e-contenuto" presentation:presentation-page-layout-name="Master1-PPL2" draw:id="Slide-258">
        <draw:frame draw:id="id67" presentation:style-name="a477" draw:name="Titolo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4" text:class-names="">Intro pt.2</text:span><text:span text:style-name="a475" text:class-names=""/></text:p>
          </draw:text-box>
          <svg:title/>
          <svg:desc/>
        </draw:frame>
        <draw:frame draw:id="id68" presentation:style-name="a501" draw:name="Segnaposto contenuto 2" svg:x="0.91667in" svg:y="1.99653in" svg:width="11.5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78" text:class-names="">Strutture dati <text:s text:c="1"/>e variabili<text:s text:c="1"/></text:span><text:span text:style-name="a479" text:class-names="">fonamentali</text:span><text:span text:style-name="a480" text:class-names=""/></text:p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3" text:class-names="">map&lt;uint32_t ,int&gt; lastSentMsg</text:span><text:span text:style-name="a484" text:class-names="">. Dizionario attraverso il quale si evita la diffusione di pacchetti duplicati all’interno della rete. Il generico elemento è della forma: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/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0" text:class-names="">update e<text:s text:c="1"/></text:span><text:span text:style-name="a491" text:class-names="">lastSyncTime</text:span><text:span text:style-name="a492" text:class-names="">. G</text:span><text:span text:style-name="a493" text:class-names="">estite dal server e usate nella fase di<text:s text:c="1"/></text:span><text:span text:style-name="a494" text:class-names="">discovery</text:span><text:span text:style-name="a495" text:class-names=""><text:s text:c="1"/>per comunicare ai nodi l’aggiornamento delle rotte e l’avvio di una nuova fase di sincronizzazione.</text:span></text:p>
                  </text:list-item>
                </text:list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  <draw:frame draw:id="id69" draw:style-name="a511" draw:name="CasellaDiTesto 3" svg:x="0.91667in" svg:y="3.61675in" svg:width="11.28358in" svg:height="0.37025in">
          <draw:text-box>
            <text:p text:style-name="a510" text:class-names="" text:cond-style-name=""><text:span text:style-name="a502" text:class-names="">&lt; uint32_t<text:s text:c="1"/></text:span><text:span text:style-name="a503" text:class-names="">stationId</text:span><text:span text:style-name="a504" text:class-names="">,<text:s text:c="1"/></text:span><text:span text:style-name="a505" text:class-names="">int</text:span><text:span text:style-name="a506" text:class-names=""><text:s text:c="1"/></text:span><text:span text:style-name="a507" text:class-names="">lastPackegeRecievedId</text:span><text:span text:style-name="a508" text:class-names=""><text:s text:c="1"/>&gt;<text:s text:c="1"/></text:span><text:span text:style-name="a509" text:class-names=""/></text:p>
          </draw:text-box>
          <svg:title/>
          <svg:desc/>
        </draw:frame>
      </draw:page>
      <draw:page draw:name="Slide2" draw:style-name="a512" draw:master-page-name="Master1-Layout2-obj-Titolo-e-contenuto" presentation:presentation-page-layout-name="Master1-PPL2" draw:id="Slide-257">
        <draw:frame draw:id="id70" presentation:style-name="a516" draw:name="Titolo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3" text:class-names="">Nod</text:span><text:span text:style-name="a514" text:class-names="">i</text:span></text:p>
          </draw:text-box>
          <svg:title/>
          <svg:desc/>
        </draw:frame>
        <draw:frame draw:id="id71" presentation:style-name="a543" draw:name="Segnaposto contenuto 2" svg:x="0.91667in" svg:y="1.99653in" svg:width="11.5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Sono tutti ESP ma, a seconda del loro ruolo all’interno della rete, si distinguono in:</text:span></text:p>
              </text:list-item>
            </text:list>
            <text:list text:style-name="a523">
              <text:list-item>
                <text:p text:style-name="a522" text:class-names="" text:cond-style-name=""><text:span text:style-name="a520" text:class-names="">station&amp;LM35(GPIO2).<text:s text:c="1"/></text:span><text:span text:style-name="a521" text:class-names="">Il compito di nodi di questo tipo è quello di leggere i dati dai sensori, creare un pacchetto di tipo DATA e inviarlo al server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4" text:class-names="">genericNode</text:span><text:span text:style-name="a525" text:class-names="">.<text:s text:c="1"/></text:span><text:span text:style-name="a526" text:class-names="">I nodi intermedi si occupano esclusivamente di inoltrare i pacchetti dati verso il server e le<text:s text:c="1"/></text:span><text:span text:style-name="a527" text:class-names="">discoveryReq</text:span><text:span text:style-name="a528" text:class-names=""><text:s text:c="1"/>a tutti vicini.</text:span></text:p>
              </text:list-item>
            </text:list>
            <text:list text:style-name="a539">
              <text:list-item>
                <text:p text:style-name="a538" text:class-names="" text:cond-style-name=""><text:span text:style-name="a531" text:class-names="">espServer</text:span><text:span text:style-name="a532" text:class-names="">.<text:s text:c="1"/></text:span><text:span text:style-name="a533" text:class-names="">Il/i server lanciano periodicamente una<text:s text:c="1"/></text:span><text:span text:style-name="a534" text:class-names="">discoveryReq</text:span><text:span text:style-name="a535" text:class-names=""><text:s text:c="1"/>e si preoccupano di inviare sulla porta seriale tutti i<text:s text:c="1"/></text:span><text:span text:style-name="a536" text:class-names="">nuovi</text:span><text:span text:style-name="a537" text:class-names=""><text:s text:c="1"/>pacchetti dati.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4" draw:style-name="a544" draw:master-page-name="Master1-Layout2-obj-Titolo-e-contenuto" presentation:presentation-page-layout-name="Master1-PPL2" draw:id="Slide-259">
        <draw:frame draw:id="id72" presentation:style-name="a549" draw:name="Titolo 1" svg:x="0.91667in" svg:y="0.39931in" svg:width="11.5in" svg:height="1.44965in" presentation:class="title" presentation:placeholder="false">
          <draw:text-box>
            <text:p text:style-name="a548" text:class-names="" text:cond-style-name=""><text:span text:style-name="a545" text:class-names="">Discovery</text:span><text:span text:style-name="a546" text:class-names=""><text:s text:c="1"/>nel server</text:span><text:span text:style-name="a547" text:class-names=""/></text:p>
          </draw:text-box>
          <svg:title/>
          <svg:desc/>
        </draw:frame>
        <draw:frame draw:id="id73" presentation:style-name="a563" draw:name="Segnaposto contenuto 2" svg:x="0.91667in" svg:y="1.99653in" svg:width="13.3221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0" text:class-names="">Implementata da<text:s text:c="1"/></text:span><text:span text:style-name="a551" text:class-names="">discoveryTree</text:span><text:span text:style-name="a552" text:class-names="">()</text:span><text:span text:style-name="a553" text:class-names="">,</text:span><text:span text:style-name="a554" text:class-names=""><text:s text:c="1"/></text:span><text:span text:style-name="a555" text:class-names="">crea e invia un pacchetto per<text:s text:c="1"/></text:span><text:span text:style-name="a556" text:class-names="">reinizzializzare</text:span><text:span text:style-name="a557" text:class-names=""><text:s text:c="1"/>l’</text:span><text:span text:style-name="a558" text:class-names="">albero di copertura<text:s text:c="1"/></text:span><text:span text:style-name="a559" text:class-names="">della rete e<text:line-break/>risincronizzare i nodi</text:span><text:span text:style-name="a560" text:class-names=""/></text:p>
              </text:list-item>
            </text:list>
          </draw:text-box>
          <svg:title/>
          <svg:desc/>
        </draw:frame>
        <draw:frame draw:id="id74" draw:style-name="a622" draw:name="CasellaDiTesto 3" svg:x="1.33831in" svg:y="2.81073in" svg:width="9.8209in" svg:height="3.13027in">
          <draw:text-box>
            <text:p text:style-name="a568" text:class-names="" text:cond-style-name=""><text:span text:style-name="a564" text:class-names="">void</text:span><text:span text:style-name="a565" text:class-names=""><text:s text:c="1"/></text:span><text:span text:style-name="a566" text:class-names="">discoveryTree</text:span><text:span text:style-name="a567" text:class-names="">(){<text:s text:c="1"/></text:span></text:p>
            <text:p text:style-name="a572" text:class-names="" text:cond-style-name=""><text:span text:style-name="a569" text:class-names=""><text:s text:c="2"/></text:span><text:span text:style-name="a570" text:class-names="">char</text:span><text:span text:style-name="a571" text:class-names=""><text:s text:c="1"/>msg[256];</text:span></text:p>
            <text:p text:style-name="a580" text:class-names="" text:cond-style-name=""><text:span text:style-name="a573" text:class-names=""><text:s text:c="2"/></text:span><text:span text:style-name="a574" text:class-names="">sprintf</text:span><text:span text:style-name="a575" text:class-names="">(msg, "{\"from\": %d, \"</text:span><text:span text:style-name="a576" text:class-names="">update_number</text:span><text:span text:style-name="a577" text:class-names="">\": %d, \"</text:span><text:span text:style-name="a578" text:class-names="">sender_id</text:span><text:span text:style-name="a579" text:class-names="">\": %d,</text:span></text:p>
            <text:p text:style-name="a588" text:class-names="" text:cond-style-name=""><text:span text:style-name="a581" text:class-names=""><text:s text:c="2"/>\"</text:span><text:span text:style-name="a582" text:class-names="">type</text:span><text:span text:style-name="a583" text:class-names="">\": 0}",<text:s text:c="1"/></text:span><text:span text:style-name="a584" text:class-names="">mesh.getChipId</text:span><text:span text:style-name="a585" text:class-names="">(), ++update,<text:s text:c="1"/></text:span><text:span text:style-name="a586" text:class-names="">mesh.getChipId</text:span><text:span text:style-name="a587" text:class-names="">());</text:span></text:p>
            <text:p text:style-name="a594" text:class-names="" text:cond-style-name=""><text:span text:style-name="a589" text:class-names=""><text:s text:c="2"/>/*</text:span><text:span text:style-name="a590" text:class-names="">Prevent</text:span><text:span text:style-name="a591" text:class-names=""><text:s text:c="1"/></text:span><text:span text:style-name="a592" text:class-names="">overflow</text:span><text:span text:style-name="a593" text:class-names="">*/</text:span></text:p>
            <text:p text:style-name="a598" text:class-names="" text:cond-style-name=""><text:span text:style-name="a595" text:class-names=""><text:s text:c="2"/></text:span><text:span text:style-name="a596" text:class-names="">if</text:span><text:span text:style-name="a597" text:class-names="">(update == INT_MAX)</text:span></text:p>
            <text:p text:style-name="a600" text:class-names="" text:cond-style-name=""><text:span text:style-name="a599" text:class-names=""><text:s text:c="4"/>update = 0;</text:span></text:p>
            <text:p text:style-name="a604" text:class-names="" text:cond-style-name=""><text:span text:style-name="a601" text:class-names=""><text:s text:c="2"/></text:span><text:span text:style-name="a602" text:class-names="">String</text:span><text:span text:style-name="a603" text:class-names=""><text:s text:c="1"/>p(msg);</text:span></text:p>
            <text:p text:style-name="a608" text:class-names="" text:cond-style-name=""><text:span text:style-name="a605" text:class-names=""><text:s text:c="2"/></text:span><text:span text:style-name="a606" text:class-names="">mesh.sendBroadcast</text:span><text:span text:style-name="a607" text:class-names="">(p);</text:span></text:p>
            <text:p text:style-name="a614" text:class-names="" text:cond-style-name=""><text:span text:style-name="a609" text:class-names=""><text:s text:c="2"/></text:span><text:span text:style-name="a610" text:class-names="">lastSyncTime</text:span><text:span text:style-name="a611" text:class-names=""><text:s text:c="1"/>=<text:s text:c="1"/></text:span><text:span text:style-name="a612" text:class-names="">mesh.getNodeTime</text:span><text:span text:style-name="a613" text:class-names="">();</text:span></text:p>
            <text:p text:style-name="a618" text:class-names="" text:cond-style-name=""><text:span text:style-name="a615" text:class-names=""><text:s text:c="2"/></text:span><text:span text:style-name="a616" text:class-names="">return</text:span><text:span text:style-name="a617" text:class-names="">;<text:s text:c="1"/></text:span></text:p>
            <text:p text:style-name="a621" text:class-names="" text:cond-style-name=""><text:span text:style-name="a619" text:class-names="">}</text:span><text:span text:style-name="a620" text:class-names=""/></text:p>
          </draw:text-box>
          <svg:title/>
          <svg:desc/>
        </draw:frame>
      </draw:page>
      <draw:page draw:name="Slide5" draw:style-name="a623" draw:master-page-name="Master1-Layout2-obj-Titolo-e-contenuto" presentation:presentation-page-layout-name="Master1-PPL2" draw:id="Slide-260">
        <draw:frame draw:id="id75" presentation:style-name="a628" draw:name="Titolo 1" svg:x="0.91667in" svg:y="0.39931in" svg:width="11.5in" svg:height="1.44965in" presentation:class="title" presentation:placeholder="false">
          <draw:text-box>
            <text:p text:style-name="a627" text:class-names="" text:cond-style-name=""><text:span text:style-name="a624" text:class-names="">Discovery</text:span><text:span text:style-name="a625" text:class-names=""><text:s text:c="1"/>nei nodi</text:span><text:span text:style-name="a626" text:class-names=""/></text:p>
          </draw:text-box>
          <svg:title/>
          <svg:desc/>
        </draw:frame>
        <draw:frame draw:id="id76" draw:style-name="a706" draw:name="CasellaDiTesto 3" svg:x="0.91667in" svg:y="2.59918in" svg:width="10.70149in" svg:height="4.10638in">
          <draw:text-box>
            <text:p text:style-name="a638" text:class-names="" text:cond-style-name=""><text:span text:style-name="a629" text:class-names=""><text:line-break/></text:span><text:span text:style-name="a630" text:class-names="">void</text:span><text:span text:style-name="a631" text:class-names=""><text:s text:c="1"/></text:span><text:span text:style-name="a632" text:class-names="">receivedCallback</text:span><text:span text:style-name="a633" text:class-names="">( uint32_t from,<text:s text:c="1"/></text:span><text:span text:style-name="a634" text:class-names="">String</text:span><text:span text:style-name="a635" text:class-names=""><text:s text:c="1"/>&amp;</text:span><text:span text:style-name="a636" text:class-names="">msg_str</text:span><text:span text:style-name="a637" text:class-names=""><text:s text:c="1"/>){</text:span></text:p>
            <text:p text:style-name="a646" text:class-names="" text:cond-style-name=""><text:span text:style-name="a639" text:class-names=""><text:s text:c="2"/></text:span><text:span text:style-name="a640" text:class-names="">JsonObject</text:span><text:span text:style-name="a641" text:class-names="">&amp; msg =<text:s text:c="1"/></text:span><text:span text:style-name="a642" text:class-names="">jsonBuffer.parseObject</text:span><text:span text:style-name="a643" text:class-names="">(</text:span><text:span text:style-name="a644" text:class-names="">msg_str</text:span><text:span text:style-name="a645" text:class-names="">);</text:span></text:p>
            <text:p text:style-name="a654" text:class-names="" text:cond-style-name=""><text:span text:style-name="a647" text:class-names=""><text:s text:c="2"/></text:span><text:span text:style-name="a648" text:class-names="">int</text:span><text:span text:style-name="a649" text:class-names=""><text:s text:c="1"/></text:span><text:span text:style-name="a650" text:class-names="">type</text:span><text:span text:style-name="a651" text:class-names=""><text:s text:c="1"/>= msg["</text:span><text:span text:style-name="a652" text:class-names="">type</text:span><text:span text:style-name="a653" text:class-names="">"];</text:span></text:p>
            <text:p text:style-name="a658" text:class-names="" text:cond-style-name=""><text:span text:style-name="a655" text:class-names=""><text:s text:c="2"/>switch(</text:span><text:span text:style-name="a656" text:class-names="">type</text:span><text:span text:style-name="a657" text:class-names="">){ <text:s text:c="1"/></text:span></text:p>
            <text:p text:style-name="a660" text:class-names="" text:cond-style-name=""><text:span text:style-name="a659" text:class-names=""><text:s text:c="4"/>case(DISCOVERY_REQ):{</text:span></text:p>
            <text:p text:style-name="a666" text:class-names="" text:cond-style-name=""><text:span text:style-name="a661" text:class-names=""><text:s text:c="8"/></text:span><text:span text:style-name="a662" text:class-names="">if</text:span><text:span text:style-name="a663" text:class-names="">(msg["</text:span><text:span text:style-name="a664" text:class-names="">update_number</text:span><text:span text:style-name="a665" text:class-names="">"] &gt; update){</text:span></text:p>
            <text:p text:style-name="a670" text:class-names="" text:cond-style-name=""><text:span text:style-name="a667" text:class-names=""><text:s text:c="10"/>update = msg["</text:span><text:span text:style-name="a668" text:class-names="">update_number</text:span><text:span text:style-name="a669" text:class-names="">"];</text:span></text:p>
            <text:p text:style-name="a674" text:class-names="" text:cond-style-name=""><text:span text:style-name="a671" text:class-names=""><text:s text:c="10"/></text:span><text:span text:style-name="a672" text:class-names="">if</text:span><text:span text:style-name="a673" text:class-names="">(update == INT_MAX)</text:span></text:p>
            <text:p text:style-name="a680" text:class-names="" text:cond-style-name=""><text:span text:style-name="a675" text:class-names=""><text:s text:c="12"/>/*</text:span><text:span text:style-name="a676" text:class-names="">Prevent</text:span><text:span text:style-name="a677" text:class-names=""><text:s text:c="1"/></text:span><text:span text:style-name="a678" text:class-names="">overflow</text:span><text:span text:style-name="a679" text:class-names="">*/</text:span></text:p>
            <text:p text:style-name="a682" text:class-names="" text:cond-style-name=""><text:span text:style-name="a681" text:class-names=""><text:s text:c="12"/>update = 0;</text:span></text:p>
            <text:p text:style-name="a688" text:class-names="" text:cond-style-name=""><text:span text:style-name="a683" text:class-names=""><text:s text:c="10"/></text:span><text:span text:style-name="a684" text:class-names="">nextHopId</text:span><text:span text:style-name="a685" text:class-names=""><text:s text:c="1"/>= msg["</text:span><text:span text:style-name="a686" text:class-names="">sender_id</text:span><text:span text:style-name="a687" text:class-names="">"];</text:span></text:p>
            <text:p text:style-name="a692" text:class-names="" text:cond-style-name=""><text:span text:style-name="a689" text:class-names=""><text:s text:c="10"/></text:span><text:span text:style-name="a690" text:class-names="">propagateDiscovery</text:span><text:span text:style-name="a691" text:class-names="">(msg);</text:span></text:p>
            <text:p text:style-name="a698" text:class-names="" text:cond-style-name=""><text:span text:style-name="a693" text:class-names=""><text:tab/><text:s text:c="1"/></text:span><text:span text:style-name="a694" text:class-names="">lastSyncTime</text:span><text:span text:style-name="a695" text:class-names=""><text:s text:c="1"/>=<text:s text:c="1"/></text:span><text:span text:style-name="a696" text:class-names="">mesh.getNodeTime</text:span><text:span text:style-name="a697" text:class-names="">();</text:span></text:p>
            <text:p text:style-name="a700" text:class-names="" text:cond-style-name=""><text:span text:style-name="a699" text:class-names=""><text:s text:c="8"/>}</text:span></text:p>
            <text:p text:style-name="a702" text:class-names="" text:cond-style-name=""><text:span text:style-name="a701" text:class-names=""><text:s text:c="4"/>}break;</text:span></text:p>
            <text:p text:style-name="a705" text:class-names="" text:cond-style-name=""><text:span text:style-name="a703" text:class-names="">...</text:span><text:span text:style-name="a704" text:class-names=""/></text:p>
          </draw:text-box>
          <svg:title/>
          <svg:desc/>
        </draw:frame>
        <draw:frame draw:id="id77" draw:style-name="a713" draw:name="CasellaDiTesto 4" svg:x="0.65672in" svg:y="1.84896in" svg:width="10.59702in" svg:height="0.70684in">
          <draw:text-box>
            <text:list text:style-name="a712">
              <text:list-item>
                <text:p text:style-name="a711" text:class-names="" text:cond-style-name=""><text:span text:style-name="a707" text:class-names="">Se la<text:s text:c="1"/></text:span><text:span text:style-name="a708" text:class-names="">discoveryReq</text:span><text:span text:style-name="a709" text:class-names=""><text:s text:c="1"/>ricevuta è più recente dell’ultima memorizzata aggiorno la rotta e propago la richiesta in broadcast</text:span><text:span text:style-name="a710" text:class-names=""/></text:p>
              </text:list-item>
            </text:list>
          </draw:text-box>
          <svg:title/>
          <svg:desc/>
        </draw:frame>
      </draw:page>
      <draw:page draw:name="Slide6" draw:style-name="a714" draw:master-page-name="Master1-Layout2-obj-Titolo-e-contenuto" presentation:presentation-page-layout-name="Master1-PPL2" draw:id="Slide-261">
        <draw:frame draw:id="id78" presentation:style-name="a726" draw:name="Titolo 1" svg:x="0.91667in" svg:y="0.39931in" svg:width="11.5in" svg:height="1.44965in" presentation:class="title" presentation:placeholder="false">
          <draw:text-box>
            <text:p text:style-name="a725" text:class-names="" text:cond-style-name=""><text:span text:style-name="a715" text:class-names="">Gestione</text:span><text:span text:style-name="a716" text:class-names=""><text:s text:c="1"/></text:span><text:span text:style-name="a717" text:class-names="">pacchetto</text:span><text:span text:style-name="a718" text:class-names=""><text:s text:c="1"/></text:span><text:span text:style-name="a719" text:class-names="">dati</text:span><text:span text:style-name="a720" text:class-names=""><text:s text:c="1"/></text:span><text:span text:style-name="a721" text:class-names="">nel</text:span><text:span text:style-name="a722" text:class-names=""><text:s text:c="1"/></text:span><text:span text:style-name="a723" text:class-names="">serve</text:span><text:span text:style-name="a724" text:class-names="">r</text:span></text:p>
          </draw:text-box>
          <svg:title/>
          <svg:desc/>
        </draw:frame>
        <draw:frame draw:id="id79" presentation:style-name="a832" draw:name="Segnaposto contenuto 2" svg:x="0.91667in" svg:y="2.47583in" svg:width="11.5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27" text:class-names="">void</text:span><text:span text:style-name="a728" text:class-names=""><text:s text:c="1"/></text:span><text:span text:style-name="a729" text:class-names="">receivedCallback</text:span><text:span text:style-name="a730" text:class-names="">( uint32_t from,<text:s text:c="1"/></text:span><text:span text:style-name="a731" text:class-names="">String</text:span><text:span text:style-name="a732" text:class-names=""><text:s text:c="1"/>&amp;</text:span><text:span text:style-name="a733" text:class-names="">msg_str</text:span><text:span text:style-name="a734" text:class-names=""><text:s text:c="1"/>){</text:span></text:p>
              </text:list-item>
            </text:list>
            <text:list text:style-name="a747">
              <text:list-item>
                <text:p text:style-name="a746" text:class-names="" text:cond-style-name=""><text:span text:style-name="a737" text:class-names=""><text:s text:c="2"/></text:span><text:span text:style-name="a738" text:class-names="">JsonObject</text:span><text:span text:style-name="a739" text:class-names="">&amp;<text:s text:c="1"/></text:span><text:span text:style-name="a740" text:class-names="">message</text:span><text:span text:style-name="a741" text:class-names=""><text:s text:c="1"/>=<text:s text:c="1"/></text:span><text:span text:style-name="a742" text:class-names="">jsonBuffer.parseObject</text:span><text:span text:style-name="a743" text:class-names="">(</text:span><text:span text:style-name="a744" text:class-names="">msg_str</text:span><text:span text:style-name="a745" text:class-names="">);</text:span></text:p>
              </text:list-item>
            </text:list>
            <text:list text:style-name="a758">
              <text:list-item>
                <text:p text:style-name="a757" text:class-names="" text:cond-style-name=""><text:span text:style-name="a748" text:class-names=""><text:s text:c="2"/></text:span><text:span text:style-name="a749" text:class-names="">int</text:span><text:span text:style-name="a750" text:class-names=""><text:s text:c="1"/></text:span><text:span text:style-name="a751" text:class-names="">type</text:span><text:span text:style-name="a752" text:class-names=""><text:s text:c="1"/>=<text:s text:c="1"/></text:span><text:span text:style-name="a753" text:class-names="">message</text:span><text:span text:style-name="a754" text:class-names="">["</text:span><text:span text:style-name="a755" text:class-names="">type</text:span><text:span text:style-name="a756" text:class-names="">"];</text:span></text:p>
              </text:list-item>
            </text:list>
            <text:list text:style-name="a765">
              <text:list-item>
                <text:p text:style-name="a764" text:class-names="" text:cond-style-name=""><text:span text:style-name="a759" text:class-names=""><text:s text:c="2"/></text:span><text:span text:style-name="a760" text:class-names="">if</text:span><text:span text:style-name="a761" text:class-names="">(</text:span><text:span text:style-name="a762" text:class-names="">type</text:span><text:span text:style-name="a763" text:class-names="">!=DISCOVERY_REQ){</text:span></text:p>
              </text:list-item>
            </text:list>
            <text:list text:style-name="a778">
              <text:list-item>
                <text:p text:style-name="a777" text:class-names="" text:cond-style-name=""><text:span text:style-name="a766" text:class-names=""><text:s text:c="4"/></text:span><text:span text:style-name="a767" text:class-names="">if</text:span><text:span text:style-name="a768" text:class-names=""><text:s text:c="1"/>(</text:span><text:span text:style-name="a769" text:class-names="">lastSentMsg</text:span><text:span text:style-name="a770" text:class-names="">[</text:span><text:span text:style-name="a771" text:class-names="">message</text:span><text:span text:style-name="a772" text:class-names="">["from"]] != NULL &amp;&amp;<text:s text:c="1"/></text:span><text:span text:style-name="a773" text:class-names="">lastSentMsg</text:span><text:span text:style-name="a774" text:class-names="">[</text:span><text:span text:style-name="a775" text:class-names="">message</text:span><text:span text:style-name="a776" text:class-names="">["from"]] != 0)</text:span></text:p>
              </text:list-item>
            </text:list>
            <text:list text:style-name="a789">
              <text:list-item>
                <text:p text:style-name="a788" text:class-names="" text:cond-style-name=""><text:span text:style-name="a779" text:class-names=""><text:s text:c="6"/></text:span><text:span text:style-name="a780" text:class-names="">if</text:span><text:span text:style-name="a781" text:class-names="">(</text:span><text:span text:style-name="a782" text:class-names="">lastSentMsg</text:span><text:span text:style-name="a783" text:class-names="">[</text:span><text:span text:style-name="a784" text:class-names="">message</text:span><text:span text:style-name="a785" text:class-names="">["from"]] &lt;<text:s text:c="1"/></text:span><text:span text:style-name="a786" text:class-names="">message</text:span><text:span text:style-name="a787" text:class-names="">["id"]){</text:span></text:p>
              </text:list-item>
            </text:list>
            <text:list text:style-name="a798">
              <text:list-item>
                <text:p text:style-name="a797" text:class-names="" text:cond-style-name=""><text:span text:style-name="a790" text:class-names=""><text:s text:c="8"/></text:span><text:span text:style-name="a791" text:class-names="">addAlreadySent</text:span><text:span text:style-name="a792" text:class-names="">(</text:span><text:span text:style-name="a793" text:class-names="">message</text:span><text:span text:style-name="a794" text:class-names="">["from"],<text:s text:c="1"/></text:span><text:span text:style-name="a795" text:class-names="">message</text:span><text:span text:style-name="a796" text:class-names="">["id"]);</text:span></text:p>
              </text:list-item>
            </text:list>
            <text:list text:style-name="a805">
              <text:list-item>
                <text:p text:style-name="a804" text:class-names="" text:cond-style-name=""><text:span text:style-name="a799" text:class-names=""><text:s text:c="8"/></text:span><text:span text:style-name="a800" text:class-names="">printJson</text:span><text:span text:style-name="a801" text:class-names="">(</text:span><text:span text:style-name="a802" text:class-names="">message</text:span><text:span text:style-name="a803" text:class-names="">);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6"/>}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4"/>else{</text:span></text:p>
              </text:list-item>
            </text:list>
            <text:list text:style-name="a820">
              <text:list-item>
                <text:p text:style-name="a819" text:class-names="" text:cond-style-name=""><text:span text:style-name="a812" text:class-names=""><text:s text:c="8"/></text:span><text:span text:style-name="a813" text:class-names="">addAlreadySent</text:span><text:span text:style-name="a814" text:class-names="">(</text:span><text:span text:style-name="a815" text:class-names="">message</text:span><text:span text:style-name="a816" text:class-names="">["from"],<text:s text:c="1"/></text:span><text:span text:style-name="a817" text:class-names="">message</text:span><text:span text:style-name="a818" text:class-names="">["id"]);</text:span></text:p>
              </text:list-item>
            </text:list>
            <text:list text:style-name="a827">
              <text:list-item>
                <text:p text:style-name="a826" text:class-names="" text:cond-style-name=""><text:span text:style-name="a821" text:class-names=""><text:s text:c="8"/></text:span><text:span text:style-name="a822" text:class-names="">printJson</text:span><text:span text:style-name="a823" text:class-names="">(</text:span><text:span text:style-name="a824" text:class-names="">message</text:span><text:span text:style-name="a825" text:class-names="">);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<text:s text:c="4"/>}}}</text:span><text:span text:style-name="a829" text:class-names=""/></text:p>
              </text:list-item>
            </text:list>
          </draw:text-box>
          <svg:title/>
          <svg:desc/>
        </draw:frame>
        <draw:frame draw:id="id80" draw:style-name="a839" draw:name="CasellaDiTesto 3" svg:x="0.52239in" svg:y="1.61974in" svg:width="10.59702in" svg:height="0.70684in">
          <draw:text-box>
            <text:list text:style-name="a838">
              <text:list-item>
                <text:p text:style-name="a837" text:class-names="" text:cond-style-name=""><text:span text:style-name="a833" text:class-names="">Se il pacchetto ricevuto da<text:s text:c="1"/></text:span><text:span text:style-name="a834" text:class-names="">from</text:span><text:span text:style-name="a835" text:class-names=""><text:s text:c="1"/>è più recente dell’ultimo memorizzato, lo invio sulla seriale e aggiorno il dizionario.</text:span><text:span text:style-name="a836" text:class-names=""/></text:p>
              </text:list-item>
            </text:list>
          </draw:text-box>
          <svg:title/>
          <svg:desc/>
        </draw:frame>
      </draw:page>
      <draw:page draw:name="Slide7" draw:style-name="a840" draw:master-page-name="Master1-Layout2-obj-Titolo-e-contenuto" presentation:presentation-page-layout-name="Master1-PPL2" draw:id="Slide-262">
        <draw:frame draw:id="id81" presentation:style-name="a844" draw:name="Titolo 1" svg:x="0.91667in" svg:y="0.39931in" svg:width="11.5in" svg:height="1.44965in" presentation:class="title" presentation:placeholder="false">
          <draw:text-box>
            <text:p text:style-name="a843" text:class-names="" text:cond-style-name=""><text:span text:style-name="a841" text:class-names="">Gestione pacchetto dati nei nodi</text:span><text:span text:style-name="a842" text:class-names=""/></text:p>
          </draw:text-box>
          <svg:title/>
          <svg:desc/>
        </draw:frame>
        <draw:frame draw:id="id82" presentation:style-name="a930" draw:name="Segnaposto contenuto 2" svg:x="0.13433in" svg:y="2.47103in" svg:width="11.5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45" text:class-names="">void</text:span><text:span text:style-name="a846" text:class-names=""><text:s text:c="1"/></text:span><text:span text:style-name="a847" text:class-names="">receivedCallback</text:span><text:span text:style-name="a848" text:class-names="">( uint32_t from,<text:s text:c="1"/></text:span><text:span text:style-name="a849" text:class-names="">String</text:span><text:span text:style-name="a850" text:class-names=""><text:s text:c="1"/>&amp;</text:span><text:span text:style-name="a851" text:class-names="">msg_str</text:span><text:span text:style-name="a852" text:class-names=""><text:s text:c="1"/>){</text:span></text:p>
              </text:list-item>
            </text:list>
            <text:list text:style-name="a863">
              <text:list-item>
                <text:p text:style-name="a862" text:class-names="" text:cond-style-name=""><text:span text:style-name="a855" text:class-names=""><text:s text:c="2"/></text:span><text:span text:style-name="a856" text:class-names="">JsonObject</text:span><text:span text:style-name="a857" text:class-names="">&amp; msg =<text:s text:c="1"/></text:span><text:span text:style-name="a858" text:class-names="">jsonBuffer.parseObject</text:span><text:span text:style-name="a859" text:class-names="">(</text:span><text:span text:style-name="a860" text:class-names="">msg_str</text:span><text:span text:style-name="a861" text:class-names="">);</text:span></text:p>
              </text:list-item>
            </text:list>
            <text:list text:style-name="a872">
              <text:list-item>
                <text:p text:style-name="a871" text:class-names="" text:cond-style-name=""><text:span text:style-name="a864" text:class-names=""><text:s text:c="2"/></text:span><text:span text:style-name="a865" text:class-names="">int</text:span><text:span text:style-name="a866" text:class-names=""><text:s text:c="1"/></text:span><text:span text:style-name="a867" text:class-names="">type</text:span><text:span text:style-name="a868" text:class-names=""><text:s text:c="1"/>= msg["</text:span><text:span text:style-name="a869" text:class-names="">type</text:span><text:span text:style-name="a870" text:class-names="">"];</text:span></text:p>
              </text:list-item>
            </text:list>
            <text:list text:style-name="a877">
              <text:list-item>
                <text:p text:style-name="a876" text:class-names="" text:cond-style-name=""><text:span text:style-name="a873" text:class-names=""><text:s text:c="2"/>switch(</text:span><text:span text:style-name="a874" text:class-names="">type</text:span><text:span text:style-name="a875" text:class-names="">){ 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3"/>…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4"/>case(DATA):{</text:span></text:p>
              </text:list-item>
            </text:list>
            <text:list text:style-name="a892">
              <text:list-item>
                <text:p text:style-name="a891" text:class-names="" text:cond-style-name=""><text:span text:style-name="a884" text:class-names=""><text:s text:c="6"/></text:span><text:span text:style-name="a885" text:class-names="">if</text:span><text:span text:style-name="a886" text:class-names="">(</text:span><text:span text:style-name="a887" text:class-names="">lastSentMsg</text:span><text:span text:style-name="a888" text:class-names="">[msg["from"]] != NULL &amp;&amp;<text:line-break/><text:tab/></text:span><text:span text:style-name="a889" text:class-names="">lastSentMsg</text:span><text:span text:style-name="a890" text:class-names="">[msg["from"]] != 0)</text:span></text:p>
              </text:list-item>
            </text:list>
            <text:list text:style-name="a899">
              <text:list-item>
                <text:p text:style-name="a898" text:class-names="" text:cond-style-name=""><text:span text:style-name="a893" text:class-names=""><text:s text:c="8"/></text:span><text:span text:style-name="a894" text:class-names="">if</text:span><text:span text:style-name="a895" text:class-names="">(</text:span><text:span text:style-name="a896" text:class-names="">lastSentMsg</text:span><text:span text:style-name="a897" text:class-names="">[msg["from"]] &lt; msg["id"])</text:span></text:p>
              </text:list-item>
            </text:list>
            <text:list text:style-name="a906">
              <text:list-item>
                <text:p text:style-name="a905" text:class-names="" text:cond-style-name=""><text:span text:style-name="a900" text:class-names=""><text:s text:c="10"/></text:span><text:span text:style-name="a901" text:class-names="">propagateData</text:span><text:span text:style-name="a902" text:class-names="">(</text:span><text:span text:style-name="a903" text:class-names="">msg_str</text:span><text:span text:style-name="a904" text:class-names="">, msg["from"], msg["id"]);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6"/>else</text:span></text:p>
              </text:list-item>
            </text:list>
            <text:list text:style-name="a916">
              <text:list-item>
                <text:p text:style-name="a915" text:class-names="" text:cond-style-name=""><text:span text:style-name="a910" text:class-names=""><text:s text:c="8"/></text:span><text:span text:style-name="a911" text:class-names="">propagateData</text:span><text:span text:style-name="a912" text:class-names="">(</text:span><text:span text:style-name="a913" text:class-names="">msg_str</text:span><text:span text:style-name="a914" text:class-names="">, msg["from"], msg["id"]);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4"/>}break;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4"/>default:{}break;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2"/>}</text:span></text:p>
              </text:list-item>
            </text:list>
            <text:list text:style-name="a929">
              <text:list-item>
                <text:p text:style-name="a928" text:class-names="" text:cond-style-name=""><text:span text:style-name="a926" text:class-names="">}</text:span><text:span text:style-name="a927" text:class-names=""/></text:p>
              </text:list-item>
            </text:list>
          </draw:text-box>
          <svg:title/>
          <svg:desc/>
        </draw:frame>
        <draw:frame draw:id="id83" draw:style-name="a941" draw:name="CasellaDiTesto 3" svg:x="0.44776in" svg:y="1.49554in" svg:width="10.59702in" svg:height="0.70684in">
          <draw:text-box>
            <text:list text:style-name="a940">
              <text:list-item>
                <text:p text:style-name="a939" text:class-names="" text:cond-style-name=""><text:span text:style-name="a931" text:class-names="">Stessa storia del server solo che invece che inviarlo<text:s text:c="1"/></text:span><text:span text:style-name="a932" text:class-names="">sullas</text:span><text:span text:style-name="a933" text:class-names=""><text:s text:c="1"/>seriale lo invio o al<text:s text:c="1"/></text:span><text:span text:style-name="a934" text:class-names="">nextHop</text:span><text:span text:style-name="a935" text:class-names="">, se esiste ed è valido, oppure in<text:s text:c="1"/></text:span><text:span text:style-name="a936" text:class-names="">broadcast</text:span><text:span text:style-name="a937" text:class-names="">.</text:span><text:span text:style-name="a938" text:class-names=""/></text:p>
              </text:list-item>
            </text:list>
          </draw:text-box>
          <svg:title/>
          <svg:desc/>
        </draw:frame>
        <draw:frame draw:id="id84" draw:style-name="a1028" draw:name="CasellaDiTesto 4" svg:x="6.25435in" svg:y="2.78323in" svg:width="7.38744in" svg:height="3.38271in">
          <draw:text-box>
            <text:p text:style-name="a952" text:class-names="" text:cond-style-name=""><text:span text:style-name="a942" text:class-names="">void</text:span><text:span text:style-name="a943" text:class-names=""><text:s text:c="1"/></text:span><text:span text:style-name="a944" text:class-names="">propagateData</text:span><text:span text:style-name="a945" text:class-names="">(</text:span><text:span text:style-name="a946" text:class-names="">String</text:span><text:span text:style-name="a947" text:class-names="">&amp;<text:s text:c="1"/></text:span><text:span text:style-name="a948" text:class-names="">msg_str</text:span><text:span text:style-name="a949" text:class-names="">, uint32_t from,<text:s text:c="1"/></text:span><text:span text:style-name="a950" text:class-names="">int</text:span><text:span text:style-name="a951" text:class-names=""><text:s text:c="1"/>id ){</text:span></text:p>
            <text:p text:style-name="a966" text:class-names="" text:cond-style-name=""><text:span text:style-name="a953" text:class-names=""><text:s text:c="2"/>/*</text:span><text:span text:style-name="a954" text:class-names="">If</text:span><text:span text:style-name="a955" text:class-names=""><text:s text:c="1"/>the<text:s text:c="1"/></text:span><text:span text:style-name="a956" text:class-names="">route</text:span><text:span text:style-name="a957" text:class-names=""><text:s text:c="1"/></text:span><text:span text:style-name="a958" text:class-names="">is</text:span><text:span text:style-name="a959" text:class-names=""><text:s text:c="1"/></text:span><text:span text:style-name="a960" text:class-names="">expired</text:span><text:span text:style-name="a961" text:class-names="">,<text:s text:c="1"/></text:span><text:span text:style-name="a962" text:class-names="">nextHopId</text:span><text:span text:style-name="a963" text:class-names=""><text:s text:c="1"/></text:span><text:span text:style-name="a964" text:class-names="">is</text:span><text:span text:style-name="a965" text:class-names=""><text:s text:c="1"/>set to -1*/</text:span></text:p>
            <text:p text:style-name="a974" text:class-names="" text:cond-style-name=""><text:span text:style-name="a967" text:class-names=""><text:s text:c="2"/></text:span><text:span text:style-name="a968" text:class-names="">if</text:span><text:span text:style-name="a969" text:class-names="">((</text:span><text:span text:style-name="a970" text:class-names="">mesh.getNodeTime</text:span><text:span text:style-name="a971" text:class-names="">()-</text:span><text:span text:style-name="a972" text:class-names="">lastSyncTime</text:span><text:span text:style-name="a973" text:class-names="">)&gt;=SYNCINTERVAL)</text:span></text:p>
            <text:p text:style-name="a978" text:class-names="" text:cond-style-name=""><text:span text:style-name="a975" text:class-names=""><text:s text:c="4"/></text:span><text:span text:style-name="a976" text:class-names="">nextHopId</text:span><text:span text:style-name="a977" text:class-names=""><text:s text:c="1"/>= -1;</text:span></text:p>
            <text:p text:style-name="a984" text:class-names="" text:cond-style-name=""><text:span text:style-name="a979" text:class-names=""><text:s text:c="2"/></text:span><text:span text:style-name="a980" text:class-names="">if</text:span><text:span text:style-name="a981" text:class-names="">(</text:span><text:span text:style-name="a982" text:class-names="">nextHopId</text:span><text:span text:style-name="a983" text:class-names=""><text:s text:c="1"/>!= -1)</text:span></text:p>
            <text:p text:style-name="a992" text:class-names="" text:cond-style-name=""><text:span text:style-name="a985" text:class-names=""><text:s text:c="4"/></text:span><text:span text:style-name="a986" text:class-names="">mesh.sendSingle</text:span><text:span text:style-name="a987" text:class-names="">(</text:span><text:span text:style-name="a988" text:class-names="">nextHopId</text:span><text:span text:style-name="a989" text:class-names="">,<text:s text:c="1"/></text:span><text:span text:style-name="a990" text:class-names="">msg_str</text:span><text:span text:style-name="a991" text:class-names="">);</text:span></text:p>
            <text:p text:style-name="a994" text:class-names="" text:cond-style-name=""><text:span text:style-name="a993" text:class-names=""><text:s text:c="2"/>else</text:span></text:p>
            <text:p text:style-name="a1000" text:class-names="" text:cond-style-name=""><text:span text:style-name="a995" text:class-names=""><text:s text:c="4"/></text:span><text:span text:style-name="a996" text:class-names="">mesh.sendBroadcast</text:span><text:span text:style-name="a997" text:class-names="">(</text:span><text:span text:style-name="a998" text:class-names="">msg_str</text:span><text:span text:style-name="a999" text:class-names="">);</text:span></text:p>
            <text:p text:style-name="a1004" text:class-names="" text:cond-style-name=""><text:span text:style-name="a1001" text:class-names=""><text:s text:c="2"/></text:span><text:span text:style-name="a1002" text:class-names="">if</text:span><text:span text:style-name="a1003" text:class-names="">(id==99)</text:span></text:p>
            <text:p text:style-name="a1010" text:class-names="" text:cond-style-name=""><text:span text:style-name="a1005" text:class-names=""><text:s text:c="4"/>/*</text:span><text:span text:style-name="a1006" text:class-names="">Prevent</text:span><text:span text:style-name="a1007" text:class-names=""><text:s text:c="1"/></text:span><text:span text:style-name="a1008" text:class-names="">overflow</text:span><text:span text:style-name="a1009" text:class-names="">*/</text:span></text:p>
            <text:p text:style-name="a1014" text:class-names="" text:cond-style-name=""><text:span text:style-name="a1011" text:class-names=""><text:s text:c="4"/></text:span><text:span text:style-name="a1012" text:class-names="">lastSentMsg</text:span><text:span text:style-name="a1013" text:class-names="">[from] = -1; <text:s text:c="1"/></text:span></text:p>
            <text:p text:style-name="a1016" text:class-names="" text:cond-style-name=""><text:span text:style-name="a1015" text:class-names=""><text:s text:c="2"/>else</text:span></text:p>
            <text:p text:style-name="a1020" text:class-names="" text:cond-style-name=""><text:span text:style-name="a1017" text:class-names=""><text:s text:c="4"/></text:span><text:span text:style-name="a1018" text:class-names="">lastSentMsg</text:span><text:span text:style-name="a1019" text:class-names="">[from] = id;</text:span></text:p>
            <text:p text:style-name="a1024" text:class-names="" text:cond-style-name=""><text:span text:style-name="a1021" text:class-names=""><text:s text:c="2"/></text:span><text:span text:style-name="a1022" text:class-names="">return</text:span><text:span text:style-name="a1023" text:class-names="">;</text:span></text:p>
            <text:p text:style-name="a1027" text:class-names="" text:cond-style-name=""><text:span text:style-name="a1025" text:class-names="">}</text:span><text:span text:style-name="a102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ca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ca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ca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ca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ca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(prima diapositiva protocollo cominicazione)Introduzione</dc:title>
    <meta:initial-creator>mario</meta:initial-creator>
    <dc:creator>mario</dc:creator>
    <meta:creation-date>2017-05-20T15:04:11Z</meta:creation-date>
    <dc:date>2017-05-20T16:41:41Z</dc:date>
    <meta:editing-cycles>8</meta:editing-cycles>
    <meta:editing-duration>PT5849S</meta:editing-duration>
    <meta:document-statistic meta:paragraph-count="97" meta:word-count="805"/>
  </office:meta>
</office:document-meta>
</file>